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2cm" svg:stroke-color="#4c4c4c" draw:marker-start-width="0.53cm" draw:marker-end-width="0.53cm" draw:fill="none" draw:textarea-horizontal-align="center" draw:textarea-vertical-align="middle" fo:padding-top="0.235cm" fo:padding-bottom="0.235cm" fo:padding-left="0.36cm" fo:padding-right="0.3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4.7cm" svg:height="4.719cm" svg:x="1cm" svg:y="1.45cm">
          <text:p/>
        </draw:ellipse>
        <draw:line draw:style-name="gr1" draw:text-style-name="P1" draw:layer="layout" svg:x1="3.35cm" svg:y1="1.45cm" svg:x2="3.35cm" svg:y2="6.2cm">
          <text:p/>
        </draw:line>
        <draw:line draw:style-name="gr1" draw:text-style-name="P1" draw:layer="layout" svg:x1="1cm" svg:y1="3.81cm" svg:x2="5.7cm" svg:y2="3.81cm">
          <text:p/>
        </draw:line>
        <draw:ellipse draw:style-name="gr1" draw:text-style-name="P1" draw:layer="layout" svg:width="4.7cm" svg:height="4.719cm" svg:x="7cm" svg:y="1.45cm">
          <text:p/>
        </draw:ellipse>
        <draw:line draw:style-name="gr1" draw:text-style-name="P1" draw:layer="layout" svg:x1="9.35cm" svg:y1="1.45cm" svg:x2="9.35cm" svg:y2="6.2cm">
          <text:p/>
        </draw:line>
        <draw:line draw:style-name="gr1" draw:text-style-name="P1" draw:layer="layout" svg:x1="7cm" svg:y1="3.81cm" svg:x2="11.7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5T12:17:44</meta:creation-date>
    <dc:date>2010-10-05T12:21:32</dc:date>
    <meta:editing-duration>PT00H03M49S</meta:editing-duration>
    <meta:editing-cycles>1</meta:editing-cycles>
    <meta:document-statistic meta:object-count="6"/>
    <meta:generator>OpenOffice.org/3.2$Unix OpenOffice.org_project/320m18$Build-9502</meta:generator>
  </office:meta>
</office:document-meta>
</file>